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list-style-name="L2">
      <style:graphic-properties draw:stroke="none" svg:stroke-color="#000000" draw:fill="none" draw:fill-color="#ffffff" draw:auto-grow-height="true" draw:auto-grow-width="false" fo:min-height="10.455cm" loext:decorative="false"/>
      <style:paragraph-properties style:writing-mode="lr-tb"/>
    </style:style>
    <style:style style:name="gr3" style:family="graphic" style:parent-style-name="standard">
      <style:graphic-properties draw:stroke="none" svg:stroke-color="#000000" draw:fill="none" draw:fill-color="#ffffff" draw:auto-grow-height="true" draw:auto-grow-width="false" fo:min-height="11.815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1" style:family="paragraph">
      <loext:graphic-properties draw:fill-color="#ffffff"/>
    </style:style>
    <style:style style:name="P2" style:family="paragraph">
      <style:paragraph-properties fo:margin-left="0cm" fo:margin-right="0cm" fo:margin-top="0.5cm" fo:margin-bottom="0cm" fo:line-height="100%" fo:text-indent="0cm"/>
    </style:style>
    <style:style style:name="P3" style:family="paragraph">
      <loext:graphic-properties draw:fill="none" draw:fill-color="#ffffff"/>
      <style:paragraph-properties fo:margin-left="0cm" fo:margin-right="0cm" fo:margin-top="0.5cm" fo:margin-bottom="0cm" fo:line-height="100%" fo:text-indent="0cm"/>
    </style:style>
    <style:style style:name="P4" style:family="paragraph">
      <loext:graphic-properties draw:fill="none" draw:fill-color="#ffffff"/>
    </style:style>
    <style:style style:name="T1" style:family="text">
      <style:text-properties fo:font-size="15pt" fo:font-weight="bold" style:font-size-asian="15pt" style:font-weight-asian="bold" style:font-size-complex="15pt" style:font-weight-complex="bold"/>
    </style:style>
    <style:style style:name="T2" style:family="text">
      <style:text-properties fo:font-size="15pt" fo:font-style="italic" style:font-size-asian="15pt" style:font-style-asian="italic" style:font-size-complex="15pt" style:font-style-complex="italic"/>
    </style:style>
    <style:style style:name="T3" style:family="text">
      <style:text-properties fo:font-style="italic" style:font-style-asian="italic" style:font-style-complex="italic"/>
    </style:style>
    <style:style style:name="T4" style:family="text">
      <style:text-properties fo:font-size="15pt" fo:font-style="normal" fo:font-weight="bold" style:font-size-asian="15pt" style:font-style-asian="normal" style:font-weight-asian="bold" style:font-size-complex="15pt" style:font-style-complex="normal" style:font-weight-complex="bold"/>
    </style:style>
    <style:style style:name="T5" style:family="text">
      <style:text-properties fo:font-size="15pt" fo:font-style="italic" fo:font-weight="normal" style:font-size-asian="15pt" style:font-style-asian="italic" style:font-weight-asian="normal" style:font-size-complex="15pt" style:font-style-complex="italic" style:font-weight-complex="normal"/>
    </style:style>
    <style:style style:name="T6" style:family="text">
      <style:text-properties fo:font-size="14pt" style:font-size-asian="14pt" style:font-size-complex="14pt"/>
    </style:style>
    <style:style style:name="T7" style:family="text">
      <style:text-properties fo:font-size="24pt" style:font-size-asian="24pt" style:font-size-complex="24pt"/>
    </style:style>
    <style:style style:name="T8" style:family="text">
      <style:text-properties fo:font-size="13pt" style:font-size-asian="13pt" style:font-size-complex="13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473cm" svg:x="1.4cm" svg:y="5.606cm" presentation:class="title" presentation:user-transformed="true">
          <draw:text-box>
            <text:p>What Are the Basic Writing Techniques?</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General Instructions</text:p>
          </draw:text-box>
        </draw:frame>
        <draw:frame draw:style-name="gr2" draw:text-style-name="P3" draw:layer="layout" svg:width="26.67cm" svg:height="12.046cm" svg:x="0.635cm" svg:y="3.11cm">
          <draw:text-box>
            <text:p text:style-name="P2"><text:span text:style-name="T1">Write for twenty minutes a day.</text:span></text:p>
            <text:p text:style-name="P2"><text:span text:style-name="T1">Writing topic. </text:span></text:p>
            <text:p><text:span text:style-name="T2">You can write about the same event on all four days or about different events each day. Not everyone has had a major trauma they want to write about. However, all of us have had major conflicts or stressors in our lives — you can write about those as well. What you choose to write about should be something that is extremely personal and important for you.</text:span></text:p>
            <text:p><text:span text:style-name="T3"/></text:p>
            <text:p><text:span text:style-name="T4">Write continuously.</text:span><text:span text:style-name="T2"> Once you begin writing, write without stopping.</text:span></text:p>
            <text:p><text:span text:style-name="T2"/></text:p>
            <text:p><text:span text:style-name="T4">Write only for yourself.</text:span></text:p>
            <text:p><text:span text:style-name="T4"/></text:p>
            <text:p><text:span text:style-name="T4">The Flip-Out Rule. </text:span><text:span text:style-name="T2">If you feel as though you cannot write about a particular event because it will push you over the edge, then don’t write about it.</text:span></text:p>
            <text:p><text:span text:style-name="T4"/></text:p>
            <text:p><text:span text:style-name="T4">What to expect after writing.</text:span></text:p>
            <text:p><text:span text:style-name="T5">Many people often feel somewhat sad or depressed after writing, especially on the first day or two. If this happens to you, it is completely normal. These feelings usually last only a few minutes and, in some cases, hours — much like the way you feel after seeing a sad movie. If possible, plan to have some time to yourself after writing to reflect on the issues you have been dealing with.</text:span></text:p>
          </draw:text-box>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Day One Writing Instructions</text:p>
          </draw:text-box>
        </draw:frame>
        <draw:frame draw:style-name="gr3" draw:text-style-name="P4" draw:layer="layout" svg:width="26.67cm" svg:height="12.065cm" svg:x="0.635cm" svg:y="3.175cm">
          <draw:text-box>
            <text:p><text:span text:style-name="T6">Remember that this is the first of four days of writing. In today’s writing, your goal is to write about your deepest thoughts and feelings about the trauma or emotional upheaval that has been influencing your life the most. In your writing, really let go and explore this event and how it has affected you. Today, it may be beneficial to simply write about the event itself, how you felt when it was occurring, and how you feel now.</text:span></text:p>
            <text:p/>
            <text:p><text:span text:style-name="T6">As you write about this upheaval, you might begin to tie it to other parts of your life. For example, how is it related to your childhood and your relationships with your parents and close family? How is the event connected to those people you have most loved, feared, or been angry with?</text:span></text:p>
            <text:p/>
            <text:p><text:span text:style-name="T6">How is this upheaval related to your current life — your friends and family, your work, and your place in life? And above all, how is this event related to who you have been in the past, who you would like to be in the future, and who you are now?</text:span></text:p>
            <text:p/>
            <text:p><text:span text:style-name="T6">In today’s writing, it is particularly important that you really let go and examine your deepest emotions and thoughts surrounding this upheaval in your life. Remember to write continuously the entire twenty minutes. And never forget that this writing is for you and you alone.</text:span></text:p>
            <text:p/>
            <text:p><text:span text:style-name="T6">At the conclusion of your twenty minutes of writing, read the section “Post-writing thoughts” and complete the post-writing questionnaire.</text:span></text:p>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027cm" presentation:class="title" presentation:user-transformed="true">
          <draw:text-box>
            <text:p><text:span text:style-name="T7">Post-Writing Thoughts Following the Day One Writing Session</text:span></text:p>
          </draw:text-box>
        </draw:frame>
        <draw:frame draw:style-name="gr3" draw:text-style-name="P4" draw:layer="layout" svg:width="26.67cm" svg:height="12.691cm" svg:x="0.635cm" svg:y="2.04cm">
          <draw:text-box>
            <text:p><text:span text:style-name="T8">Congratulations! You have completed the first day of writing. After each writing exercise, it can be helpful to make objective assessments about how the writing felt. In this way, you can go back and determine which writing methods are most effective for you.</text:span></text:p>
            <text:p><text:span text:style-name="T8">For this and for all future writing exercises, respond to each of the five following questions either at the end of your writing or in a separate place.</text:span></text:p>
            <text:p><text:span text:style-name="T8">Put a number between 0 and 10 by each question.</text:span></text:p>
            <text:p><text:span text:style-name="T8">0 — Not at all</text:span></text:p>
            <text:p><text:span text:style-name="T8">… </text:span><text:span text:style-name="T8">1, 2, 3, 4, </text:span></text:p>
            <text:p><text:span text:style-name="T8">… </text:span><text:span text:style-name="T8">5— Somewhat</text:span></text:p>
            <text:p><text:span text:style-name="T8">… </text:span><text:span text:style-name="T8">6, 7, 8, 9,</text:span></text:p>
            <text:p><text:span text:style-name="T8">… </text:span><text:span text:style-name="T8">10— A great deal</text:span></text:p>
            <text:p><text:span text:style-name="T9"/></text:p>
            <text:p><text:span text:style-name="T8">____ A. To what degree did you express your deepest thoughts and feelings?</text:span></text:p>
            <text:p><text:span text:style-name="T8">____ B. To what degree do you currently feel sad or upset?</text:span></text:p>
            <text:p><text:span text:style-name="T8">____ C. To what degree do you currently feel happy?</text:span></text:p>
            <text:p><text:span text:style-name="T8">____ D. To what degree was today’s writing valuable and meaningful for you?</text:span></text:p>
            <text:p><text:span text:style-name="T8">E. Briefly describe how your writing went today so you may refer to this later.</text:span></text:p>
            <text:p><text:span text:style-name="T9"/></text:p>
            <text:p><text:span text:style-name="T8">For many people, the first day of writing is the most difficult. This kind of writing can bring up emotions and thoughts that you may not have known that you had. It may also have flowed much more easily than you expected — especially if you wrote about something that you have been keeping to yourself for a long time.</text:span></text:p>
            <text:p><text:span text:style-name="T8">If you don’t want anyone to see your writing, keep the pages in a secure place or destroy them. If keeping them is not a problem, you can go back and analyze the pages at the end of the four days of writing.</text:span></text:p>
            <text:p><text:span text:style-name="T8">Now, take some time for yourself. Until tomorrow.</text:span></text:p>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3T15:46:37.070948750</meta:creation-date>
    <dc:date>2024-01-03T16:41:05.470893012</dc:date>
    <meta:editing-duration>PT54M24S</meta:editing-duration>
    <meta:editing-cycles>10</meta:editing-cycles>
    <meta:generator>LibreOffice/7.6.3.2$Linux_X86_64 LibreOffice_project/29d686fea9f6705b262d369fede658f824154cc0</meta:generator>
    <meta:document-statistic meta:object-count="36"/>
  </office:meta>
</office:document-meta>
</file>